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</office:automatic-styles>
  <office:body>
    <office:text>
      <text:p text:style-name="P1"><text:span text:style-name="T1_1">//</text:span><text:span text:style-name="T1_2">This</text:span><text:span text:style-name="T1_3"><text:s/></text:span><text:span text:style-name="T1_4">is</text:span><text:span text:style-name="T1_5"><text:s/></text:span><text:span text:style-name="T1_6">a</text:span><text:span text:style-name="T1_7"><text:s/></text:span><text:span text:style-name="T1_8">basic</text:span><text:span text:style-name="T1_9"><text:s/></text:span><text:span text:style-name="T1_10">program</text:span><text:span text:style-name="T1_11"><text:s/></text:span><text:span text:style-name="T1_12">that</text:span><text:span text:style-name="T1_13"><text:s/></text:span><text:span text:style-name="T1_14">shows</text:span><text:span text:style-name="T1_15"><text:s/></text:span><text:span text:style-name="T1_16">inputs</text:span><text:span text:style-name="T1_17">,<text:s/></text:span><text:span text:style-name="T1_18">outputs</text:span><text:span text:style-name="T1_19">,<text:s/></text:span><text:span text:style-name="T1_20">and</text:span><text:span text:style-name="T1_21"><text:s/></text:span><text:span text:style-name="T1_22">an</text:span><text:span text:style-name="T1_23"><text:s/></text:span><text:span text:style-name="T1_24">integer</text:span><text:span text:style-name="T1_25"><text:s/></text:span><text:span text:style-name="T1_26">variable</text:span></text:p>
      <text:p text:style-name="P2"/>
      <text:p text:style-name="P3"><text:span text:style-name="T3_1">#</text:span><text:span text:style-name="T3_2">include</text:span><text:span text:style-name="T3_3"><text:s/>&lt;</text:span><text:span text:style-name="T3_4">iostream</text:span><text:span text:style-name="T3_5">&gt;<text:s/>/*</text:span><text:span text:style-name="T3_6">include</text:span><text:span text:style-name="T3_7"><text:s/></text:span><text:span text:style-name="T3_8">directive</text:span><text:span text:style-name="T3_9">;<text:s/></text:span><text:span text:style-name="T3_10">allows</text:span><text:span text:style-name="T3_11"><text:s/></text:span><text:span text:style-name="T3_12">use</text:span><text:span text:style-name="T3_13"><text:s/></text:span><text:span text:style-name="T3_14">of</text:span><text:span text:style-name="T3_15"><text:s/></text:span><text:span text:style-name="T3_16">the</text:span><text:span text:style-name="T3_17"><text:s/></text:span><text:span text:style-name="T3_18">iostream</text:span><text:span text:style-name="T3_19"><text:s/></text:span><text:span text:style-name="T3_20">library</text:span><text:span text:style-name="T3_21">,</text:span></text:p>
      <text:p text:style-name="P4"><text:span text:style-name="T4_1">which</text:span><text:span text:style-name="T4_2"><text:s/></text:span><text:span text:style-name="T4_3">contains</text:span><text:span text:style-name="T4_4"><text:s/></text:span><text:span text:style-name="T4_5">definitions</text:span><text:span text:style-name="T4_6"><text:s/></text:span><text:span text:style-name="T4_7">for</text:span><text:span text:style-name="T4_8"><text:s/></text:span><text:span text:style-name="T4_9">cout</text:span><text:span text:style-name="T4_10"><text:s/></text:span><text:span text:style-name="T4_11">and</text:span><text:span text:style-name="T4_12"><text:s/></text:span><text:span text:style-name="T4_13">cin</text:span><text:span text:style-name="T4_14">,<text:s/></text:span><text:span text:style-name="T4_15">which</text:span><text:span text:style-name="T4_16"><text:s/></text:span><text:span text:style-name="T4_17">handle</text:span><text:span text:style-name="T4_18"><text:s/></text:span><text:span text:style-name="T4_19">input</text:span><text:span text:style-name="T4_20"><text:s/></text:span><text:span text:style-name="T4_21">and</text:span><text:span text:style-name="T4_22"><text:s/></text:span><text:span text:style-name="T4_23">output</text:span><text:span text:style-name="T4_24">*/</text:span></text:p>
      <text:p text:style-name="P5"/>
      <text:p text:style-name="P6"><text:span text:style-name="T6_1">using</text:span><text:span text:style-name="T6_2"><text:s/></text:span><text:span text:style-name="T6_3">namespace</text:span><text:span text:style-name="T6_4"><text:s/></text:span><text:span text:style-name="T6_5">std</text:span><text:span text:style-name="T6_6">;<text:s/>//</text:span><text:span text:style-name="T6_7">someone</text:span><text:span text:style-name="T6_8"><text:s/></text:span><text:span text:style-name="T6_9">please</text:span><text:span text:style-name="T6_10"><text:s/></text:span><text:span text:style-name="T6_11">explain</text:span><text:span text:style-name="T6_12"><text:s/></text:span><text:span text:style-name="T6_13">this</text:span><text:span text:style-name="T6_14"><text:s/></text:span><text:span text:style-name="T6_15">well</text:span><text:span text:style-name="T6_16"><text:s/></text:span><text:span text:style-name="T6_17">because</text:span><text:span text:style-name="T6_18"><text:s/></text:span><text:span text:style-name="T6_19">I</text:span><text:span text:style-name="T6_20"><text:s/></text:span><text:span text:style-name="T6_21">can</text:span><text:span text:style-name="T6_22">'</text:span><text:span text:style-name="T6_23">t</text:span></text:p>
      <text:p text:style-name="P7"/>
      <text:p text:style-name="P8"><text:span text:style-name="T8_1">int</text:span><text:span text:style-name="T8_2"><text:s/></text:span><text:span text:style-name="T8_3">main</text:span><text:span text:style-name="T8_4">()<text:s/>//</text:span><text:span text:style-name="T8_5">begins</text:span><text:span text:style-name="T8_6"><text:s/></text:span><text:span text:style-name="T8_7">the</text:span><text:span text:style-name="T8_8"><text:s/></text:span><text:span text:style-name="T8_9">main</text:span><text:span text:style-name="T8_10"><text:s/></text:span><text:span text:style-name="T8_11">body</text:span><text:span text:style-name="T8_12"><text:s/></text:span><text:span text:style-name="T8_13">of</text:span><text:span text:style-name="T8_14"><text:s/></text:span><text:span text:style-name="T8_15">the</text:span><text:span text:style-name="T8_16"><text:s/></text:span><text:span text:style-name="T8_17">program</text:span></text:p>
      <text:p text:style-name="P9"><text:span text:style-name="T9_1">{</text:span></text:p>
      <text:p text:style-name="P10"><text:span text:style-name="T10_1"><text:s text:c="4"/></text:span><text:span text:style-name="T10_2">int</text:span><text:span text:style-name="T10_3"><text:s/></text:span><text:span text:style-name="T10_4">a</text:span><text:span text:style-name="T10_5">;<text:s/>//</text:span><text:span text:style-name="T10_6">declares</text:span><text:span text:style-name="T10_7"><text:s/></text:span><text:span text:style-name="T10_8">integer</text:span><text:span text:style-name="T10_9"><text:s/></text:span><text:span text:style-name="T10_10">variable</text:span><text:span text:style-name="T10_11"><text:s/></text:span><text:span text:style-name="T10_12">called</text:span><text:span text:style-name="T10_13"><text:s/></text:span><text:span text:style-name="T10_14">a</text:span></text:p>
      <text:p text:style-name="P11"/>
      <text:p text:style-name="P12"><text:span text:style-name="T12_1"><text:s text:c="4"/></text:span><text:span text:style-name="T12_2">cout</text:span><text:span text:style-name="T12_3"><text:s/>&lt;&lt;<text:s/>"</text:span><text:span text:style-name="T12_4">Input</text:span><text:span text:style-name="T12_5"><text:s/></text:span><text:span text:style-name="T12_6">an</text:span><text:span text:style-name="T12_7"><text:s/></text:span><text:span text:style-name="T12_8">integer</text:span><text:span text:style-name="T12_9">:\</text:span><text:span text:style-name="T12_10">n</text:span><text:span text:style-name="T12_11">";<text:s/>//</text:span><text:span text:style-name="T12_12">prompts</text:span><text:span text:style-name="T12_13"><text:s/></text:span><text:span text:style-name="T12_14">user</text:span><text:span text:style-name="T12_15"><text:s/></text:span><text:span text:style-name="T12_16">for</text:span><text:span text:style-name="T12_17"><text:s/></text:span><text:span text:style-name="T12_18">input</text:span><text:span text:style-name="T12_19"><text:s/></text:span><text:span text:style-name="T12_20">and</text:span><text:span text:style-name="T12_21"><text:s/></text:span><text:span text:style-name="T12_22">outputs</text:span><text:span text:style-name="T12_23"><text:s/></text:span><text:span text:style-name="T12_24">an</text:span><text:span text:style-name="T12_25"><text:s/></text:span><text:span text:style-name="T12_26">endline</text:span></text:p>
      <text:p text:style-name="P13"/>
      <text:p text:style-name="P14"><text:span text:style-name="T14_1"><text:s text:c="4"/></text:span><text:span text:style-name="T14_2">cin</text:span><text:span text:style-name="T14_3"><text:s/>&gt;&gt;<text:s/></text:span><text:span text:style-name="T14_4">a</text:span><text:span text:style-name="T14_5">;<text:s/>//</text:span><text:span text:style-name="T14_6">takes</text:span><text:span text:style-name="T14_7"><text:s/></text:span><text:span text:style-name="T14_8">user</text:span><text:span text:style-name="T14_9"><text:s/></text:span><text:span text:style-name="T14_10">input</text:span><text:span text:style-name="T14_11"><text:s/></text:span><text:span text:style-name="T14_12">and</text:span><text:span text:style-name="T14_13"><text:s/></text:span><text:span text:style-name="T14_14">stores</text:span><text:span text:style-name="T14_15"><text:s/></text:span><text:span text:style-name="T14_16">it</text:span><text:span text:style-name="T14_17"><text:s/></text:span><text:span text:style-name="T14_18">in</text:span><text:span text:style-name="T14_19"><text:s/></text:span><text:span text:style-name="T14_20">variable</text:span><text:span text:style-name="T14_21"><text:s/></text:span><text:span text:style-name="T14_22">a</text:span></text:p>
      <text:p text:style-name="P15"/>
      <text:p text:style-name="P16"><text:span text:style-name="T16_1"><text:s text:c="4"/></text:span><text:span text:style-name="T16_2">cout</text:span><text:span text:style-name="T16_3"><text:s/>&lt;&lt;<text:s/></text:span><text:span text:style-name="T16_4">a</text:span><text:span text:style-name="T16_5">;<text:s/>//</text:span><text:span text:style-name="T16_6">outputs</text:span><text:span text:style-name="T16_7"><text:s/></text:span><text:span text:style-name="T16_8">contents</text:span><text:span text:style-name="T16_9"><text:s/></text:span><text:span text:style-name="T16_10">of</text:span><text:span text:style-name="T16_11"><text:s/></text:span><text:span text:style-name="T16_12">a</text:span><text:span text:style-name="T16_13"><text:s/>(</text:span><text:span text:style-name="T16_14">which</text:span><text:span text:style-name="T16_15"><text:s/></text:span><text:span text:style-name="T16_16">is</text:span><text:span text:style-name="T16_17"><text:s/></text:span><text:span text:style-name="T16_18">user</text:span><text:span text:style-name="T16_19"><text:s/></text:span><text:span text:style-name="T16_20">input</text:span><text:span text:style-name="T16_21">)<text:s/></text:span><text:span text:style-name="T16_22">to</text:span><text:span text:style-name="T16_23"><text:s/></text:span><text:span text:style-name="T16_24">screen</text:span></text:p>
      <text:p text:style-name="P17"/>
      <text:p text:style-name="P18"><text:span text:style-name="T18_1"><text:s text:c="4"/></text:span><text:span text:style-name="T18_2">return</text:span><text:span text:style-name="T18_3"><text:s/>0;<text:s/>//</text:span><text:span text:style-name="T18_4">ends</text:span><text:span text:style-name="T18_5"><text:s/></text:span><text:span text:style-name="T18_6">main</text:span><text:span text:style-name="T18_7"><text:s/></text:span><text:span text:style-name="T18_8">body</text:span><text:span text:style-name="T18_9"><text:s/></text:span><text:span text:style-name="T18_10">of</text:span><text:span text:style-name="T18_11"><text:s/></text:span><text:span text:style-name="T18_12">the</text:span><text:span text:style-name="T18_13"><text:s/></text:span><text:span text:style-name="T18_14">program</text:span></text:p>
      <text:p text:style-name="P19"><text:span text:style-name="T19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